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ff66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to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333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T1" style:family="text">
      <style:text-properties style:text-underline-style="solid" style:text-underline-width="bold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cm" svg:x="1cm" svg:y="1cm">
          <text:p text:style-name="P1">zoos</text:p>
        </draw:rect>
        <draw:rect draw:style-name="gr2" draw:text-style-name="P2" xml:id="id2" draw:id="id2" draw:layer="layout" svg:width="4cm" svg:height="5cm" svg:x="1cm" svg:y="2cm">
          <text:p text:style-name="P2"><text:span text:style-name="T1">id_zoo</text:span></text:p>
          <text:p text:style-name="P2">Nombre</text:p>
          <text:p text:style-name="P2">País</text:p>
          <text:p text:style-name="P2">Ciudad</text:p>
          <text:p text:style-name="P2">Superficie</text:p>
          <text:p text:style-name="P2">Presupuesto</text:p>
          <text:p text:style-name="P2"/>
        </draw:rect>
        <draw:rect draw:style-name="gr1" draw:text-style-name="P1" xml:id="id6" draw:id="id6" draw:layer="layout" svg:width="8.5cm" svg:height="1cm" svg:x="11.5cm" svg:y="13.5cm">
          <text:p text:style-name="P1">Especie</text:p>
        </draw:rect>
        <draw:rect draw:style-name="gr2" draw:text-style-name="P2" xml:id="id8" draw:id="id8" draw:layer="layout" svg:width="8.5cm" svg:height="4.5cm" svg:x="11.5cm" svg:y="14.5cm">
          <text:p text:style-name="P2"><text:span text:style-name="T1">id_especie</text:span></text:p>
          <text:p text:style-name="P2">Nombre_Vulgar</text:p>
          <text:p text:style-name="P2">Nombre_Científico (Alter)</text:p>
          <text:p text:style-name="P2">Peligro (S/N)</text:p>
          <text:p text:style-name="P2"/>
          <text:p text:style-name="P2"/>
        </draw:rect>
        <draw:rect draw:style-name="gr1" draw:text-style-name="P1" draw:layer="layout" svg:width="5.5cm" svg:height="1cm" svg:x="13.5cm" svg:y="5cm">
          <text:p text:style-name="P1">Familia Animal</text:p>
        </draw:rect>
        <draw:rect draw:style-name="gr2" draw:text-style-name="P2" xml:id="id4" draw:id="id4" draw:layer="layout" svg:width="5.5cm" svg:height="2.5cm" svg:x="13.5cm" svg:y="6cm">
          <text:p text:style-name="P2"><text:span text:style-name="T1">id_familia</text:span></text:p>
          <text:p text:style-name="P2">Nombre (Alter)</text:p>
          <text:p text:style-name="P2"/>
          <text:p text:style-name="P2"/>
        </draw:rect>
        <draw:rect draw:style-name="gr1" draw:text-style-name="P1" xml:id="id3" draw:id="id3" draw:layer="layout" svg:width="5cm" svg:height="1cm" svg:x="1cm" svg:y="12.5cm">
          <text:p text:style-name="P1">Animales</text:p>
        </draw:rect>
        <draw:rect draw:style-name="gr2" draw:text-style-name="P2" xml:id="id10" draw:id="id10" draw:layer="layout" svg:width="5cm" svg:height="5cm" svg:x="1cm" svg:y="13.5cm">
          <text:p text:style-name="P2"><text:span text:style-name="T1">id_animal</text:span></text:p>
          <text:p text:style-name="P2">Sexo (F/M)</text:p>
          <text:p text:style-name="P2">Año Nacimiento</text:p>
          <text:p text:style-name="P2">Continente</text:p>
          <text:p text:style-name="P2">País</text:p>
        </draw:rect>
        <draw:custom-shape draw:style-name="gr3" draw:text-style-name="P1" xml:id="id1" draw:id="id1" draw:layer="layout" svg:width="4.5cm" svg:height="2cm" svg:x="1cm" svg:y="9cm">
          <text:p text:style-name="P1">Re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9" draw:id="id9" draw:layer="layout" svg:width="4.5cm" svg:height="2cm" svg:x="7cm" svg:y="21.5cm">
          <text:p text:style-name="P1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5" draw:id="id5" draw:layer="layout" svg:width="4.5cm" svg:height="2cm" svg:x="14cm" svg:y="10cm">
          <text:p text:style-name="P1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25cm" svg:y1="9cm" svg:x2="3cm" svg:y2="7cm" draw:start-shape="id1" draw:start-glue-point="4" draw:end-shape="id2" draw:end-glue-point="2" svg:d="M3250 9000v-1000h-250v-1000">
          <text:p/>
        </draw:connector>
        <draw:connector draw:style-name="gr4" draw:text-style-name="P1" draw:layer="layout" svg:x1="3.25cm" svg:y1="11cm" svg:x2="3.5cm" svg:y2="12.5cm" draw:start-shape="id1" draw:start-glue-point="6" draw:end-shape="id3" draw:end-glue-point="0" svg:d="M3250 11000v751h250v749">
          <text:p/>
        </draw:connector>
        <draw:connector draw:style-name="gr4" draw:text-style-name="P1" draw:layer="layout" svg:x1="16.25cm" svg:y1="8.5cm" svg:x2="16.25cm" svg:y2="10cm" draw:start-shape="id4" draw:start-glue-point="2" draw:end-shape="id5" draw:end-glue-point="4" svg:d="M16250 8500v1500">
          <text:p/>
        </draw:connector>
        <draw:connector draw:style-name="gr4" draw:text-style-name="P1" draw:layer="layout" svg:x1="16.25cm" svg:y1="12cm" svg:x2="15.75cm" svg:y2="13.5cm" draw:start-shape="id5" draw:start-glue-point="6" draw:end-shape="id6" draw:end-glue-point="0" svg:d="M16250 12000v751h-500v749">
          <text:p/>
        </draw:connector>
        <draw:custom-shape draw:style-name="gr5" draw:text-style-name="P1" xml:id="id7" draw:id="id7" draw:layer="layout" svg:width="4.5cm" svg:height="2cm" svg:x="6.5cm" svg:y="8cm">
          <text:p text:style-name="P1">Aco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5cm" svg:y1="4.5cm" svg:x2="8.75cm" svg:y2="8cm" draw:start-shape="id2" draw:start-glue-point="1" draw:end-shape="id7" draw:end-glue-point="4" svg:d="M5000 4500h3750v3500">
          <text:p/>
        </draw:connector>
        <draw:connector draw:style-name="gr6" draw:text-style-name="P1" draw:layer="layout" svg:x1="8.75cm" svg:y1="10cm" svg:x2="11.5cm" svg:y2="14cm" draw:start-shape="id7" draw:start-glue-point="6" draw:end-shape="id6" draw:end-glue-point="3" svg:d="M8750 10000v4000h2750">
          <text:p/>
        </draw:connector>
        <draw:connector draw:style-name="gr4" draw:text-style-name="P1" draw:layer="layout" svg:x1="15.75cm" svg:y1="19cm" svg:x2="11.5cm" svg:y2="22.5cm" draw:start-shape="id8" draw:start-glue-point="2" draw:end-shape="id9" draw:end-glue-point="7" svg:d="M15750 19000v3500h-4250">
          <text:p/>
        </draw:connector>
        <draw:connector draw:style-name="gr4" draw:text-style-name="P1" draw:layer="layout" svg:x1="7cm" svg:y1="22.5cm" svg:x2="3.5cm" svg:y2="18.5cm" draw:start-shape="id9" draw:start-glue-point="5" draw:end-shape="id10" svg:d="M7000 22500h-3500v-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_20_obxecto_20_non_20_ten_20_recheo_20_nin_20_liña" style:display-name="O obxecto non ten recheo nin liñ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4M57S</meta:editing-duration>
    <meta:editing-cycles>3</meta:editing-cycles>
    <meta:generator>OpenOffice/4.1.12$Win32 OpenOffice.org_project/4112m1$Build-9809</meta:generator>
    <dc:date>2022-09-19T13:43:18.82</dc:date>
    <meta:document-statistic meta:object-count="20"/>
  </office:meta>
</office:document-meta>
</file>